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pInput.getByt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Input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Input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Input.setPublicId( String publi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Input.setCharacterStream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Input.getBase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xpInput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Input.set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Input.setByteStream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Input.setBaseURI( String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Input.JaxpInput( InputSource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xpInput.getString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Input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Input.getCharacter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Input.setString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Input.setCertifiedText( boolean ce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Input.getCertified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